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</text:span><text:span text:style-name="T2"> </text:span><text:span text:style-name="T1">é o curso de programação orientada a objetos com Java, eu sou o Eduardo Guerra.</text:span><text:span text:style-name="T2"> </text:span><text:span text:style-name="T1">Na aula de hoje vamos estar falando aí sobre o comportamento e o estado de</text:span><text:span text:style-name="T2"> </text:span><text:span text:style-name="T1">classes.</text:span><text:span text:style-name="T2"> </text:span><text:span text:style-name="T1">O objetivo aí é que vocês, no final dessa aula,</text:span><text:span text:style-name="T2"> </text:span><text:span text:style-name="T1">saibam diferenciar aí o estado duma classe e do seu comportamento,</text:span><text:span text:style-name="T2"> </text:span><text:span text:style-name="T1">sabendo como é cada o que que diferencia, pra que quando formos</text:span><text:span text:style-name="T2"> </text:span><text:span text:style-name="T1">criar classes a gente saiba exatamente o que que vai ser o estado, o que que vai</text:span><text:span text:style-name="T2"> </text:span><text:span text:style-name="T1">ser o comportamento e como que isso daí vai afetar o nosso programa, está?</text:span><text:span text:style-name="T2"> </text:span><text:span text:style-name="T1">Vocês lembram dessa nossa amiga aqui?</text:span><text:span text:style-name="T2"> </text:span><text:span text:style-name="T1">A classe cadeira.</text:span><text:span text:style-name="T2"> </text:span><text:span text:style-name="T1">A gente falou, não é, a cadeira é uma abstração,</text:span><text:span text:style-name="T2"> </text:span><text:span text:style-name="T1">mas o que que tem essa abstração cadeira?</text:span><text:span text:style-name="T2"> </text:span><text:span text:style-name="T1">Por exemplo ela tem aí o encosto, certo?</text:span><text:span text:style-name="T2"> </text:span><text:span text:style-name="T1">A gente sabe como toda cadeira ela tem</text:span><text:span text:style-name="T2"> </text:span><text:span text:style-name="T1">assento e toda cadeira ela tem os pés, não é?</text:span><text:span text:style-name="T2"> </text:span><text:span text:style-name="T1">E a gente sabe que cada cadeira tem isso de uma forma diferente, não é?</text:span><text:span text:style-name="T2"> </text:span><text:span text:style-name="T1">Por exemplo, a cadeira aqui de madeira ela tem 4 pés,</text:span><text:span text:style-name="T2"> </text:span><text:span text:style-name="T1">a cadeira azul aqui ela já tem esse pé de rodinhas, não é, com o pedestalzinho.</text:span><text:span text:style-name="T2"> </text:span><text:span text:style-name="T1">Então cada, apesar da classe cadeira ela ter aí essas</text:span><text:span text:style-name="T2"> </text:span><text:span text:style-name="T1">características não é de encosto, assento e pés,</text:span><text:span text:style-name="T2"> </text:span><text:span text:style-name="T1">cada cadeira pode ter isso daí de uma forma diferente está?</text:span><text:span text:style-name="T2"> </text:span><text:span text:style-name="T1">E essas características aí de objeto da classe, não é,</text:span><text:span text:style-name="T2"> </text:span><text:span text:style-name="T1">que diferenciam do outro são o que nós chamamos de atributos da classe.</text:span><text:span text:style-name="T2"> </text:span><text:span text:style-name="T1">Uma classe ela não só tem essas características,</text:span><text:span text:style-name="T2"> </text:span><text:span text:style-name="T1">mas ela pode realizar ações certo?</text:span><text:span text:style-name="T2"> </text:span><text:span text:style-name="T1">Então por exemplo uma cadeira nós podemos mover ela e, inclusive,</text:span><text:span text:style-name="T2"> </text:span><text:span text:style-name="T1">uma ação da classe ela pode mudar os valores dos atributos do objeto,</text:span><text:span text:style-name="T2"> </text:span><text:span text:style-name="T1">Então por exemplo imagina que a minha classe cadeira ela tenha aí esse atributo</text:span><text:span text:style-name="T2"> </text:span><text:span text:style-name="T1">posição não é, no momento que eu chamar esse comportamento de movimento, não é,</text:span><text:span text:style-name="T2"> </text:span><text:span text:style-name="T1">de mover isso daí vai tá trocando o atributo posição da minha classe, está?</text:span><text:span text:style-name="T2"> </text:span><text:span text:style-name="T1">E como a gente viu as características da classe são os atributos,</text:span><text:span text:style-name="T2"> </text:span><text:span text:style-name="T1">o comportamento da classe, dentro não é da programação orientada a objetos,</text:span><text:span text:style-name="T2"> </text:span><text:span text:style-name="T1">a gente chama de métodos.</text:span><text:span text:style-name="T2"> </text:span><text:span text:style-name="T1">Então uma classe ela basicamente vai ter o estado e vai ter o comportamento.</text:span><text:span text:style-name="T2"> </text:span><text:span text:style-name="T1">O estado ela vai ser representada pelos atributos e o comportamento vai ser</text:span><text:span text:style-name="T2"> </text:span><text:span text:style-name="T1">representado pelos métodos, certo?</text:span><text:span text:style-name="T2"> </text:span><text:span text:style-name="T1">Então vamos pegar aqui por exemplo uma classe exemplo,</text:span><text:span text:style-name="T2"> </text:span><text:span text:style-name="T1">imagina uma classe carro, não é?</text:span><text:span text:style-name="T2"> </text:span><text:span text:style-name="T1">Lembrando que a classe é uma abstração está?</text:span><text:span text:style-name="T2"> </text:span><text:span text:style-name="T1">Ela pode ter ali a potência do motor e a velocidade, não é, são partes do estado</text:span><text:span text:style-name="T2"> </text:span><text:span text:style-name="T1">dessa classe e eu posso ter por exemplo métodos como acelerar e frear.</text:span><text:span text:style-name="T2"> </text:span><text:span text:style-name="T1">E aí eu pego por exemplo o carrão que o meu sogro tem não é,</text:span><text:span text:style-name="T2"> </text:span><text:span text:style-name="T1">que ele nunca me empresta e eu tenho por exemplo ali a potência do motor 2.0,</text:span><text:span text:style-name="T2"> </text:span><text:span text:style-name="T1">está ali numa velocidade de 60 km/h, não é, e eu posso tá chamando por exemplo o</text:span><text:span text:style-name="T2"> </text:span><text:span text:style-name="T1">acelerar pra aumentar essa velocidade ou frear para poder reduzir essa velocidade.</text:span><text:span text:style-name="T2"> </text:span><text:span text:style-name="T1">Então recapitulando aqui a questão de classe e objeto,</text:span><text:span text:style-name="T2"> </text:span><text:span text:style-name="T1">não é, a classe ela é abstrata enquanto o objeto é concreto.</text:span><text:span text:style-name="T2"> </text:span><text:span text:style-name="T1">A classe ela tem atributos enquanto o objeto ele tem valores, não é?</text:span><text:span text:style-name="T2"> </text:span><text:span text:style-name="T1">Então lembra lá, por exemplo, a classe carro ela tem a potência do motor,</text:span><text:span text:style-name="T2"> </text:span><text:span text:style-name="T1">mas o carro do meu sogro é 2.0.</text:span><text:span text:style-name="T2"> </text:span><text:span text:style-name="T1">Então ele já tem valor para essa característica.</text:span><text:span text:style-name="T2"> </text:span><text:span text:style-name="T1">E a classe ela tem ações enquanto o objeto ele efetivamente executa as ações.</text:span><text:span text:style-name="T2"> </text:span><text:span text:style-name="T1">Então enquanto carro ele pode frear, ele pode acelerar, eu posso efetivamente lá,</text:span><text:span text:style-name="T2"> </text:span><text:span text:style-name="T1">se eu conseguir pegar o carro do meu sogro emprestado,</text:span><text:span text:style-name="T2"> </text:span><text:span text:style-name="T1">realmente lá ir aumentar a velocidade dele acelerando e diminuir freando, está?</text:span><text:span text:style-name="T2"> </text:span><text:span text:style-name="T1">Então com isso a gente conclui aqui a aula que a gente falou sobre o comportamento e</text:span><text:span text:style-name="T2"> </text:span><text:span text:style-name="T1">estado de classe.</text:span><text:span text:style-name="T2"> </text:span><text:span text:style-name="T1">Espero que vocês tenham aprendido a diferenciar o estado duma classe do seu</text:span><text:span text:style-name="T2"> </text:span><text:span text:style-name="T1">comportament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4.4.5.2$Windows_x86 LibreOffice_project/a22f674fd25a3b6f45bdebf25400ed2adff0ff99</meta:generator>
    <dc:date>2017-01-04T10:25:53.422000000</dc:date>
    <meta:document-statistic meta:table-count="0" meta:image-count="0" meta:object-count="0" meta:page-count="1" meta:paragraph-count="1" meta:word-count="643" meta:character-count="3501" meta:non-whitespace-character-count="2858"/>
    <meta:user-defined meta:name="Info 1"/>
    <meta:user-defined meta:name="Info 2"/>
    <meta:user-defined meta:name="Info 3"/>
    <meta:user-defined meta:name="Info 4"/>
  </office:meta>
</office:document-meta>
</file>